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9cm"/>
    </style:style>
    <style:style style:name="ro1" style:family="table-row">
      <style:table-row-properties style:row-height="0.9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d1d75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1467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>
            <text:p>Çalışma</text:p>
          </table:table-cell>
          <table:table-cell table:style-name="ce3" office:value-type="string" calcext:value-type="string">
            <text:p>Sağlam Doğru</text:p>
          </table:table-cell>
          <table:table-cell table:style-name="ce5" office:value-type="string" calcext:value-type="string">
            <text:p>Sağlam Yanlış</text:p>
          </table:table-cell>
          <table:table-cell table:style-name="ce7" office:value-type="string" calcext:value-type="string">
            <text:p>Kırık Doğru</text:p>
          </table:table-cell>
          <table:table-cell table:style-name="ce5" office:value-type="string" calcext:value-type="string">
            <text:p>Kırık Yanlış</text:p>
          </table:table-cell>
          <table:table-cell table:style-name="ce9" office:value-type="string" calcext:value-type="string">
            <text:p>Doğrulu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91-[.B2]"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formula="of:=99-[.D2]" office:value-type="float" office:value="8" calcext:value-type="float">
            <text:p>8</text:p>
          </table:table-cell>
          <table:table-cell table:formula="of:=([.B2]+[.D2])/([.B2]+[.C2]+[.D2]+[.E2])" office:value-type="float" office:value="0.757894736842105" calcext:value-type="float">
            <text:p>0,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91-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99-[.D3]" office:value-type="float" office:value="99" calcext:value-type="float">
            <text:p>99</text:p>
          </table:table-cell>
          <table:table-cell table:formula="of:=([.B3]+[.D3])/([.B3]+[.C3]+[.D3]+[.E3])" office:value-type="float" office:value="0.478947368421053" calcext:value-type="float">
            <text:p>0,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91-[.B4]"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99-[.D4]" office:value-type="float" office:value="4" calcext:value-type="float">
            <text:p>4</text:p>
          </table:table-cell>
          <table:table-cell table:formula="of:=([.B4]+[.D4])/([.B4]+[.C4]+[.D4]+[.E4])" office:value-type="float" office:value="0.710526315789474" calcext:value-type="float">
            <text:p>0,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91-[.B5]"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99-[.D5]" office:value-type="float" office:value="36" calcext:value-type="float">
            <text:p>36</text:p>
          </table:table-cell>
          <table:table-cell table:formula="of:=([.B5]+[.D5])/([.B5]+[.C5]+[.D5]+[.E5])" office:value-type="float" office:value="0.694736842105263" calcext:value-type="float">
            <text:p>0,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91-[.B6]"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formula="of:=99-[.D6]" office:value-type="float" office:value="16" calcext:value-type="float">
            <text:p>16</text:p>
          </table:table-cell>
          <table:table-cell table:formula="of:=([.B6]+[.D6])/([.B6]+[.C6]+[.D6]+[.E6])" office:value-type="float" office:value="0.689473684210526" calcext:value-type="float">
            <text:p>0,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91-[.B7]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99-[.D7]" office:value-type="float" office:value="59" calcext:value-type="float">
            <text:p>59</text:p>
          </table:table-cell>
          <table:table-cell table:formula="of:=([.B7]+[.D7])/([.B7]+[.C7]+[.D7]+[.E7])" office:value-type="float" office:value="0.631578947368421" calcext:value-type="float">
            <text:p>0,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91-[.B8]"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99-[.D8]" office:value-type="float" office:value="6" calcext:value-type="float">
            <text:p>6</text:p>
          </table:table-cell>
          <table:table-cell table:formula="of:=([.B8]+[.D8])/([.B8]+[.C8]+[.D8]+[.E8])" office:value-type="float" office:value="0.710526315789474" calcext:value-type="float">
            <text:p>0,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91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99-[.D9]" office:value-type="float" office:value="99" calcext:value-type="float">
            <text:p>99</text:p>
          </table:table-cell>
          <table:table-cell table:formula="of:=([.B9]+[.D9])/([.B9]+[.C9]+[.D9]+[.E9])" office:value-type="float" office:value="0.478947368421053" calcext:value-type="float">
            <text:p>0,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91-[.B10]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99-[.D10]" office:value-type="float" office:value="13" calcext:value-type="float">
            <text:p>13</text:p>
          </table:table-cell>
          <table:table-cell table:formula="of:=([.B10]+[.D10])/([.B10]+[.C10]+[.D10]+[.E10])" office:value-type="float" office:value="0.721052631578947" calcext:value-type="float">
            <text:p>0,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91-[.B11]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99-[.D11]" office:value-type="float" office:value="35" calcext:value-type="float">
            <text:p>35</text:p>
          </table:table-cell>
          <table:table-cell table:formula="of:=([.B11]+[.D11])/([.B11]+[.C11]+[.D11]+[.E11])" office:value-type="float" office:value="0.705263157894737" calcext:value-type="float">
            <text:p>0,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91-[.B12]"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99-[.D12]" office:value-type="float" office:value="9" calcext:value-type="float">
            <text:p>9</text:p>
          </table:table-cell>
          <table:table-cell table:formula="of:=([.B12]+[.D12])/([.B12]+[.C12]+[.D12]+[.E12])" office:value-type="float" office:value="0.605263157894737" calcext:value-type="float">
            <text:p>0,6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formula="of:=91-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99-[.D13]" office:value-type="float" office:value="99" calcext:value-type="float">
            <text:p>99</text:p>
          </table:table-cell>
          <table:table-cell table:formula="of:=([.B13]+[.D13])/([.B13]+[.C13]+[.D13]+[.E13])" office:value-type="float" office:value="0.478947368421053" calcext:value-type="float">
            <text:p>0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0:21:02.525693873</meta:creation-date>
    <dc:date>2022-04-04T10:37:09.411717516</dc:date>
    <meta:editing-duration>PT5M16S</meta:editing-duration>
    <meta:editing-cycles>1</meta:editing-cycles>
    <meta:document-statistic meta:table-count="1" meta:cell-count="78" meta:object-count="0"/>
    <meta:generator>LibreOffice/7.0.4.2$Linux_X86_64 LibreOffice_project/00$Build-2</meta:generator>
  </office:meta>
</office:document-meta>
</file>